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's field :</text:p>
      <text:p text:style-name="P1"/>
      <text:p text:style-name="P1">Title : <text:text-input text:description="Date">context.title</text:text-input></text:p>
      <text:p text:style-name="P1">Description : <text:text-input text:description="Date">context.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7T14:04:59</dc:date>
    <dc:creator>Simon Delcourt</dc:creator>
    <meta:editing-duration>PT1M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3" meta:word-count="9" meta:character-count="71" meta:non-whitespace-character-count="65"/>
  </office:meta>
</office:document-meta>
</file>